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4</text:p>
      <text:p text:style-name="P6">Native Microsoft Outlook Configuration Guide</text:p>
      <text:p text:style-name="P2"/>
      <text:p text:style-name="P11">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4 – January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7" text:outline-level="2">Samba 4</text:h>
      <text:p text:style-name="Text_20_body">First, we need to checkou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576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7"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64af02cee8887fd3481d476d2c1a32bae0209e18 </text:p>
      <text:p text:style-name="Code"><text:bookmark text:name="line-6-4"/>mtn --db=~/db.mtn checkout --branch ca.inverse.sope SOPE --revision 27a98e0cc01cdb0350ef1b49fe1bf8380a5b0741</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4"/><text:bookmark text:name="line-175"/><text:bookmark text:name="line-176"/><text:bookmark text:name="line-177"/></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7"/><text:bookmark text:name="line-188"/></text:p>
      <text:p text:style-name="Standard">Provision the OpenChange server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4"/><text:bookmark text:name="line-305"/></text:p>
      <text:h text:style-name="Heading_20_2" text:outline-level="2"><text:bookmark text:name="Samba_Configuration"/>Samba 4 Configuration</text:h>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usr/local/samba/sbin/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P16"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3"/><text:bookmark text:name="line-294"/>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296"/><text:bookmark text:name="line-297"/><text:bookmark text:name="line-298"/><text:bookmark text:name="line-299"/><text:bookmark text:name="line-300"/><text:bookmark text:name="line-301"/>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Monaco" text:outline-level="1">When using the RPMs, the <text:span text:style-name="T7">openchange.ldb</text:span> file is located in <text:span text:style-name="T7">/var/lib/samba4/private/</text:span></text:h>
      <text:h text:style-name="Monaco" text:outline-level="1">The newly created user can now use Microsoft Outlook.</text:h>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Outlook profile. To </text:span><text:soft-page-break/><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p text:style-name="List">❏<text:tab/>Sharing mail folders is not supported.</text:p>
      <text:h text:style-name="Heading_20_3" text:outline-level="3">Calendar</text:h>
      <text:p text:style-name="List">❏<text:tab/>Free-busy information will not be displayed properly.</text:p>
      <text:p text:style-name="List">❏<text:tab/>Labels will not work.</text:p>
      <text:p text:style-name="List">❏<text:tab/>Since Free/Busy is not yet implemented, it is not yet possible to open/create/delete events from a shared calendar.</text:p>
      <text:h text:style-name="Heading_20_3" text:outline-level="3">Tasks</text:h>
      <text:p text:style-name="List">❏<text:tab/>Editing shared tasks from another account doesn't work correctly yet.</text:p>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286</meta:editing-cycles>
    <meta:editing-duration>P2DT6H21M58S</meta:editing-duration>
    <dc:date>2012-01-19T20:32:58</dc:date>
    <meta:document-statistic meta:table-count="0" meta:image-count="2" meta:object-count="0" meta:page-count="19" meta:paragraph-count="281" meta:word-count="2563" meta:character-count="18808" meta:non-whitespace-character-count="15705"/>
    <meta:user-defined meta:name="Info 1"/>
    <meta:user-defined meta:name="Info 2"/>
    <meta:user-defined meta:name="Info 3"/>
    <meta:user-defined meta:name="Info 4"/>
  </office:meta>
</office:document-meta>
</file>